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92cm" fo:min-width="2.54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557cm" fo:min-width="2.54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67cm" fo:min-width="2.5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92cm" fo:min-width="3.05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67cm" fo:min-width="3.056cm"/>
    </style:style>
    <style:style style:name="gr7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392cm" fo:min-width="2.548cm"/>
    </style:style>
    <style:style style:name="gr8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1.267cm" fo:min-width="2.548cm"/>
    </style:style>
    <style:style style:name="gr9" style:family="graphic" style:parent-style-name="standard">
      <style:graphic-properties draw:stroke="solid" draw:stroke-dash="Fine_20_Dashed" svg:stroke-color="#000000" draw:fill="none" draw:fill-color="#eeeeee" draw:textarea-horizontal-align="justify" draw:textarea-vertical-align="middle" draw:auto-grow-height="false" fo:min-height="0.392cm" fo:min-width="2.548cm"/>
    </style:style>
    <style:style style:name="gr10" style:family="graphic" style:parent-style-name="standard">
      <style:graphic-properties draw:stroke="solid" draw:stroke-dash="Fine_20_Dashed" svg:stroke-color="#000000" draw:fill="none" draw:fill-color="#eeeeee" draw:textarea-horizontal-align="justify" draw:textarea-vertical-align="middle" draw:auto-grow-height="false" fo:min-height="2.283cm" fo:min-width="2.548cm"/>
    </style:style>
    <style:style style:name="gr11" style:family="graphic" style:parent-style-name="standard">
      <style:graphic-properties draw:stroke="solid" draw:stroke-dash="Fine_20_Dashed" svg:stroke-color="#000000" draw:fill="none" draw:fill-color="#eeeeee" draw:textarea-horizontal-align="justify" draw:textarea-vertical-align="middle" draw:auto-grow-height="false" fo:min-height="0.392cm" fo:min-width="3.691cm"/>
    </style:style>
    <style:style style:name="gr12" style:family="graphic" style:parent-style-name="standard">
      <style:graphic-properties draw:stroke="solid" draw:stroke-dash="Fine_20_Dashed" svg:stroke-color="#000000" draw:fill="none" draw:fill-color="#eeeeee" draw:textarea-horizontal-align="justify" draw:textarea-vertical-align="middle" draw:auto-grow-height="false" fo:min-height="2.283cm" fo:min-width="3.691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start"/>
      <style:text-properties fo:font-size="12pt"/>
    </style:style>
    <style:style style:name="P4" style:family="paragraph">
      <loext:graphic-properties draw:fill="none"/>
      <style:paragraph-properties fo:text-align="start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2pt"/>
    </style:style>
    <style:style style:name="P7" style:family="paragraph">
      <loext:graphic-properties draw:fill="solid" draw:fill-color="#eeeeee"/>
      <style:paragraph-properties fo:text-align="start"/>
      <style:text-properties fo:font-size="12pt"/>
    </style:style>
    <style:style style:name="P8" style:family="paragraph">
      <loext:graphic-properties draw:fill="none" draw:fill-color="#eeeeee"/>
      <style:paragraph-properties fo:text-align="center"/>
      <style:text-properties fo:font-size="12pt"/>
    </style:style>
    <style:style style:name="P9" style:family="paragraph">
      <loext:graphic-properties draw:fill="none" draw:fill-color="#eeeeee"/>
      <style:paragraph-properties fo:text-align="start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custom-shape draw:style-name="gr1" draw:text-style-name="P2" draw:layer="layout" svg:width="3.048cm" svg:height="0.642cm" svg:x="9.255cm" svg:y="2.916cm">
            <text:p text:style-name="P1">Mammali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048cm" svg:height="2.807cm" svg:x="9.255cm" svg:y="3.558cm">
            <text:p text:style-name="P3">milk()</text:p>
            <text:p text:style-name="P3">hair()</text:p>
            <text:p text:style-name="P3">earBones()</text:p>
            <text:p text:style-name="P3">neoCortex()</text:p>
            <text:p text:style-name="P3">traits()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3.048cm" svg:height="0.642cm" svg:x="9.255cm" svg:y="7.869cm">
            <text:p text:style-name="P1"><text:span text:style-name="T1">Carnivor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48cm" svg:height="1.517cm" svg:x="9.255cm" svg:y="8.511cm">
            <text:p text:style-name="P3">meat()</text:p>
            <text:p text:style-name="P3">traits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3.048cm" svg:height="0.642cm" svg:x="6.969cm" svg:y="12.06cm">
            <text:p text:style-name="P1"><text:span text:style-name="T1">Felida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48cm" svg:height="1.517cm" svg:x="6.969cm" svg:y="12.702cm">
            <text:p text:style-name="P3">claws()</text:p>
            <text:p text:style-name="P3">traits()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draw:type="curve" svg:x1="10.779cm" svg:y1="10.028cm" svg:x2="8.493cm" svg:y2="12.06cm" draw:start-shape="id1" draw:start-glue-point="2" draw:end-shape="id2" draw:end-glue-point="0" svg:d="M10779 10028c0 1524-2286 508-2286 2032" svg:viewBox="0 0 2287 2033">
          <text:p/>
        </draw:connector>
        <draw:connector draw:style-name="gr4" draw:text-style-name="P5" draw:layer="layout" draw:type="curve" svg:x1="10.779cm" svg:y1="10.028cm" svg:x2="13.7cm" svg:y2="12.06cm" draw:start-shape="id1" draw:start-glue-point="2" draw:end-shape="id3" draw:end-glue-point="0" svg:d="M10779 10028c0 1524 2921 508 2921 2032" svg:viewBox="0 0 2922 2033">
          <text:p/>
        </draw:connector>
        <draw:g xml:id="id4" draw:id="id4">
          <draw:custom-shape draw:style-name="gr5" draw:text-style-name="P2" draw:layer="layout" svg:width="3.556cm" svg:height="0.642cm" svg:x="4.175cm" svg:y="16.378cm">
            <text:p text:style-name="P1"><text:span text:style-name="T1">Panth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.556cm" svg:height="1.517cm" svg:x="4.175cm" svg:y="17.02cm">
            <text:p text:style-name="P3"><text:span text:style-name="T1">cranialFe</text:span><text:span text:style-name="T1">atures()</text:span></text:p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8.493cm" svg:y1="14.219cm" svg:x2="5.953cm" svg:y2="16.378cm" draw:start-shape="id2" draw:start-glue-point="2" draw:end-shape="id4" draw:end-glue-point="0" svg:d="M8493 14219c0 1618-2540 539-2540 2159" svg:viewBox="0 0 2541 2160">
          <text:p/>
        </draw:connector>
        <draw:g xml:id="id5" draw:id="id5">
          <draw:custom-shape draw:style-name="gr7" draw:text-style-name="P6" draw:layer="layout" svg:width="3.048cm" svg:height="0.642cm" svg:x="8.239cm" svg:y="16.378cm">
            <text:p text:style-name="P1"><text:span text:style-name="T1">Fel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8.239cm" svg:y="17.02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8.493cm" svg:y1="14.219cm" svg:x2="9.763cm" svg:y2="16.378cm" draw:start-shape="id2" draw:start-glue-point="2" draw:end-shape="id5" draw:end-glue-point="0" svg:d="M8493 14219c0 1618 1270 539 1270 2159" svg:viewBox="0 0 1271 2160">
          <text:p/>
        </draw:connector>
        <draw:g xml:id="id3" draw:id="id3">
          <draw:custom-shape draw:style-name="gr7" draw:text-style-name="P6" draw:layer="layout" svg:width="3.048cm" svg:height="0.642cm" svg:x="12.176cm" svg:y="12.06cm">
            <text:p text:style-name="P1"><text:span text:style-name="T1">Canida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12.176cm" svg:y="12.702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13.7cm" svg:y1="14.219cm" svg:x2="15.732cm" svg:y2="16.378cm" draw:start-shape="id3" draw:start-glue-point="2" draw:end-shape="id6" draw:end-glue-point="0" svg:d="M13700 14219c0 1618 2032 539 2032 2159" svg:viewBox="0 0 2033 2160">
          <text:p/>
        </draw:connector>
        <draw:g xml:id="id6" draw:id="id6">
          <draw:custom-shape draw:style-name="gr7" draw:text-style-name="P6" draw:layer="layout" svg:width="3.048cm" svg:height="0.642cm" svg:x="14.208cm" svg:y="16.378cm">
            <text:p text:style-name="P1"><text:span text:style-name="T1">Can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14.208cm" svg:y="17.02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10.779cm" svg:y1="6.365cm" svg:x2="10.779cm" svg:y2="7.869cm" draw:start-shape="id7" draw:start-glue-point="2" draw:end-shape="id1" draw:end-glue-point="0" svg:d="M10779 6365v1504" svg:viewBox="0 0 1 1505">
          <text:p/>
        </draw:connector>
        <draw:connector draw:style-name="gr4" draw:text-style-name="P5" draw:layer="layout" draw:type="curve" svg:x1="15.732cm" svg:y1="18.537cm" svg:x2="15.224cm" svg:y2="20.823cm" draw:start-shape="id6" draw:start-glue-point="2" draw:end-shape="id8" draw:end-glue-point="0" svg:d="M15732 18537c0 1714-508 572-508 2286" svg:viewBox="0 0 509 2287">
          <text:p/>
        </draw:connector>
        <draw:g xml:id="id8" draw:id="id8">
          <draw:custom-shape draw:style-name="gr7" draw:text-style-name="P6" draw:layer="layout" svg:width="3.048cm" svg:height="0.642cm" svg:x="13.7cm" svg:y="20.823cm">
            <text:p text:style-name="P1"><text:span text:style-name="T1">D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13.7cm" svg:y="21.465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15.732cm" svg:y1="18.537cm" svg:x2="18.907cm" svg:y2="20.823cm" draw:start-shape="id6" draw:start-glue-point="2" draw:end-shape="id9" draw:end-glue-point="0" svg:d="M15732 18537c0 1714 3175 572 3175 2286" svg:viewBox="0 0 3176 2287">
          <text:p/>
        </draw:connector>
        <draw:g xml:id="id9" draw:id="id9">
          <draw:custom-shape draw:style-name="gr7" draw:text-style-name="P6" draw:layer="layout" svg:width="3.048cm" svg:height="0.642cm" svg:x="17.383cm" svg:y="20.823cm">
            <text:p text:style-name="P1"><text:span text:style-name="T1">Wol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17.383cm" svg:y="21.465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7" draw:text-style-name="P6" draw:layer="layout" svg:width="3.048cm" svg:height="0.642cm" svg:x="9.636cm" svg:y="20.823cm">
            <text:p text:style-name="P1"><text:span text:style-name="T1">C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3.048cm" svg:height="1.517cm" svg:x="9.636cm" svg:y="21.465cm">
            <text:p text:style-name="P3"/>
            <text:p text:style-name="P3"/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9.763cm" svg:y1="18.537cm" svg:x2="11.16cm" svg:y2="20.823cm" draw:start-shape="id5" draw:start-glue-point="2" draw:end-shape="id10" draw:end-glue-point="0" svg:d="M9763 18537c0 1714 1397 572 1397 2286" svg:viewBox="0 0 1398 2287">
          <text:p/>
        </draw:connector>
        <draw:g xml:id="id11" draw:id="id11">
          <draw:custom-shape draw:style-name="gr9" draw:text-style-name="P8" draw:layer="layout" svg:width="3.048cm" svg:height="0.642cm" svg:x="5.953cm" svg:y="20.823cm">
            <text:p text:style-name="P1"><text:span text:style-name="T1">L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3.048cm" svg:height="2.533cm" svg:x="5.953cm" svg:y="21.465cm">
            <text:p text:style-name="P3"><text:span text:style-name="T1">deepChest()</text:span></text:p>
            <text:p text:style-name="P3"><text:span text:style-name="T1">territorial()</text:span></text:p>
            <text:p text:style-name="P3"><text:span text:style-name="T1">social()</text:span></text:p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5.953cm" svg:y1="18.537cm" svg:x2="7.477cm" svg:y2="20.823cm" draw:start-shape="id4" draw:start-glue-point="2" draw:end-shape="id11" draw:end-glue-point="0" svg:d="M5953 18537c0 1714 1524 572 1524 2286" svg:viewBox="0 0 1525 2287">
          <text:p/>
        </draw:connector>
        <draw:g xml:id="id12" draw:id="id12">
          <draw:custom-shape draw:style-name="gr11" draw:text-style-name="P8" draw:layer="layout" svg:width="4.191cm" svg:height="0.642cm" svg:x="1.127cm" svg:y="20.823cm">
            <text:p text:style-name="P1"><text:span text:style-name="T1">Ti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4.191cm" svg:height="2.533cm" svg:x="1.127cm" svg:y="21.465cm">
            <text:p text:style-name="P3"><text:span text:style-name="T1">darkVertical</text:span><text:span text:style-name="T1">Stripes()</text:span></text:p>
            <text:p text:style-name="P3"><text:span text:style-name="T1">territorial()</text:span></text:p>
            <text:p text:style-name="P3"><text:span text:style-name="T1">solitary()</text:span></text:p>
            <text:p text:style-name="P3">traits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curve" svg:x1="5.953cm" svg:y1="18.537cm" svg:x2="3.222cm" svg:y2="20.823cm" draw:start-shape="id4" draw:start-glue-point="2" draw:end-shape="id12" draw:end-glue-point="0" svg:d="M5953 18537c0 1714-2731 572-2731 2286" svg:viewBox="0 0 2732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5:53:40.044901557</meta:creation-date>
    <dc:date>2020-02-01T16:41:31.132132466</dc:date>
    <meta:editing-duration>PT4M56S</meta:editing-duration>
    <meta:editing-cycles>2</meta:editing-cycles>
    <meta:generator>LibreOffice/6.0.7.3$Linux_X86_64 LibreOffice_project/00m0$Build-3</meta:generator>
    <meta:document-statistic meta:object-count="47"/>
  </office:meta>
</office:document-meta>
</file>